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loext:contextual-spacing="false" fo:margin-left="0cm" fo:margin-right="0cm" fo:margin-top="0cm" fo:margin-bottom="0cm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6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loext:contextual-spacing="false" fo:margin-top="0cm" fo:margin-bottom="0cm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518525505665_68"/>man(IOS) <text:s text:c="20"/>Specificaion Document <text:s text:c="21"/>man(IOS)</text:p>
      <text:p text:style-name="P2"/>
      <text:p text:style-name="P2"/>
      <text:p text:style-name="P2"/>
      <text:p text:style-name="P5">NAME</text:p>
      <text:p text:style-name="P3"><text:s text:c="7"/><text:span text:style-name="T1">ls - list directory contents</text:span></text:p>
      <text:p text:style-name="P2"/>
      <text:p text:style-name="P5">SYNOPSIS</text:p>
      <text:p text:style-name="P3"><text:s text:c="7"/><text:span text:style-name="T1">ls [OPTION]... [FILE]...</text:span></text:p>
      <text:p text:style-name="P2"/>
      <text:p text:style-name="P5">DESCRIPTION</text:p>
      <text:p text:style-name="P3"><text:s text:c="7"/><text:span text:style-name="T1">List <text:s/>information <text:s/>about <text:s/>the FILEs (the current directory by default).</text:span></text:p>
      <text:p text:style-name="P5"><text:s text:c="7"/>Sort entries alphabetically if none of -cftuvSUX nor --sort <text:s/>is <text:s/>speci‐</text:p>
      <text:p text:style-name="P5"><text:s text:c="7"/>fied.</text:p>
      <text:p text:style-name="P5"/>
      <text:p text:style-name="P5"><text:s text:c="7"/>Mandatory <text:s/>arguments <text:s/>to <text:s/>long <text:s/>options are mandatory for short options</text:p>
      <text:p text:style-name="P5"><text:s text:c="7"/>too.</text:p>
      <text:p text:style-name="P5"/>
      <text:p text:style-name="P5"><text:s text:c="7"/>-a, --all</text:p>
      <text:p text:style-name="P5"><text:s text:c="14"/>do not ignore entries starting with .</text:p>
      <text:p text:style-name="P2"/>
      <text:p text:style-name="P5">SEE ALSO</text:p>
      <text:p text:style-name="P3"><text:s text:c="7"/><text:span text:style-name="T1">write down here other related commands or system calls</text:span></text:p>
      <text:p text:style-name="P2"/>
      <text:p text:style-name="P5">REPORTING BUGS</text:p>
      <text:p text:style-name="P3"><text:s text:c="7"/><text:span text:style-name="T1">write down here error that you have detected in your program and you can not correct. For example if you can not guarantee the answer when the argumen is a number.</text:span></text:p>
      <text:p text:style-name="P2"/>
      <text:p text:style-name="P5">AUTHOR</text:p>
      <text:p text:style-name="P3"><text:tab/> <text:s/><text:span text:style-name="T1">Written by Richard M. Stallman and David MacKenzi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3T13:38:50.828376772</meta:creation-date>
    <dc:date>2020-03-27T10:17:26.60</dc:date>
    <meta:editing-duration>PT13M37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19" meta:word-count="112" meta:character-count="806"/>
    <dc:creator>Alexander Bergareche Casla</dc:creator>
  </office:meta>
</office:document-meta>
</file>